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2dc69" officeooo:paragraph-rsid="0012dc69"/>
    </style:style>
    <style:style style:name="P2" style:family="paragraph" style:parent-style-name="Standard">
      <style:text-properties style:font-name="Liberation Serif" fo:font-size="12pt" officeooo:rsid="001bb150" officeooo:paragraph-rsid="0012dc69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bb150" officeooo:paragraph-rsid="001bb150" style:font-size-asian="12pt" style:font-size-complex="12pt"/>
    </style:style>
    <style:style style:name="P4" style:family="paragraph" style:parent-style-name="Standard">
      <style:text-properties style:font-name="Liberation Serif" officeooo:rsid="0012dc69" officeooo:paragraph-rsid="0012dc69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fo:color="#ff0000" style:font-name="Liberation Serif" fo:font-size="12pt" fo:language="en" fo:country="US" officeooo:rsid="001bb150" style:font-size-asian="12pt" style:language-asian="en" style:country-asian="US" style:font-name-complex="Times New Roman" style:font-size-complex="12pt" style:language-complex="ar" style:country-complex="SA"/>
    </style:style>
    <style:style style:name="P6" style:family="paragraph" style:parent-style-name="Standard">
      <style:text-properties style:font-name="Liberation Serif" fo:font-size="12pt" fo:language="en" fo:country="US" officeooo:rsid="001bb150" officeooo:paragraph-rsid="001bb150" style:font-size-asian="12pt" style:language-asian="en" style:country-asian="US" style:font-name-complex="Times New Roman" style:font-size-complex="12pt" style:language-complex="ar" style:country-complex="SA"/>
    </style:style>
    <style:style style:name="P7" style:family="paragraph" style:parent-style-name="Standard">
      <style:text-properties style:font-name="Liberation Serif" fo:font-size="12pt" fo:language="en" fo:country="US" officeooo:rsid="001bb150" officeooo:paragraph-rsid="0012dc69" style:font-size-asian="12pt" style:language-asian="en" style:country-asian="US" style:font-name-complex="Times New Roman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fo:language="en" fo:country="US" officeooo:rsid="001bb150" officeooo:paragraph-rsid="001dad61" style:font-size-asian="12pt" style:language-asian="en" style:country-asian="US" style:font-name-complex="Times New Roman" style:font-size-complex="12pt" style:language-complex="ar" style:country-complex="SA"/>
    </style:style>
    <style:style style:name="P9" style:family="paragraph" style:parent-style-name="Standard">
      <style:text-properties style:font-name="Liberation Serif" officeooo:rsid="0012dc69" officeooo:paragraph-rsid="0012dc69"/>
    </style:style>
    <style:style style:name="T1" style:family="text">
      <style:text-properties officeooo:rsid="001bb150"/>
    </style:style>
    <style:style style:name="T2" style:family="text">
      <style:text-properties fo:font-size="12pt" fo:language="en" fo:country="US" officeooo:rsid="001bb150" style:font-size-asian="12pt" style:language-asian="en" style:country-asian="US" style:font-name-complex="Times New Roman" style:font-size-complex="12pt" style:language-complex="ar" style:country-complex="SA"/>
    </style:style>
    <style:style style:name="T3" style:family="text">
      <style:text-properties officeooo:rsid="001da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2</text:span> <text:span text:style-name="T2">b)</text:span></text:p>
      <text:p text:style-name="P4"><text:span text:style-name="T2"/></text:p>
      <text:p text:style-name="P8">Cd = 400 fF</text:p>
      <text:p text:style-name="P8">Cc = 20 fF</text:p>
      <text:p text:style-name="P8">VDD = 1.8 V</text:p>
      <text:p text:style-name="P8">deltaV = 80 mV</text:p>
      <text:p text:style-name="P8">ts = 5ps</text:p>
      <text:p text:style-name="P7">Ri =</text:p>
      <text:p text:style-name="P7"/>
      <text:p text:style-name="P7"/>
      <text:p text:style-name="P7">C = (Cd*Cc)/(Cd+Cc) = 19 fF</text:p>
      <text:p text:style-name="P7"/>
      <text:p text:style-name="P7"/>
      <text:p text:style-name="P7">Vinf = [(cd-cc)/(cd+cc)]*(VDD/2) = 0.8 V</text:p>
      <text:p text:style-name="P7"/>
      <text:p text:style-name="P8">ts = R<text:span text:style-name="T3">i</text:span> ln [(VDD/2-Vinf)/(VDD/2-deltaV-Vinf)]</text:p>
      <text:p text:style-name="P8">R<text:span text:style-name="T3">i</text:span> = 163.509 ohm.</text:p>
      <text:p text:style-name="P7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6:21:38.127700861</meta:creation-date>
    <dc:date>2020-01-16T02:14:33.048693098</dc:date>
    <meta:editing-duration>PT53M3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4" meta:character-count="191" meta:non-whitespace-character-count="158"/>
  </office:meta>
</office:document-meta>
</file>